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4e78b" officeooo:paragraph-rsid="0004e78b"/>
    </style:style>
    <style:style style:name="P2" style:family="paragraph" style:parent-style-name="Standard">
      <style:text-properties officeooo:rsid="0004e78b" officeooo:paragraph-rsid="000afdb1"/>
    </style:style>
    <style:style style:name="P3" style:family="paragraph" style:parent-style-name="Standard">
      <style:text-properties officeooo:rsid="0005d6d1" officeooo:paragraph-rsid="0005d6d1"/>
    </style:style>
    <style:style style:name="P4" style:family="paragraph" style:parent-style-name="Standard">
      <style:text-properties officeooo:rsid="00065365" officeooo:paragraph-rsid="00065365"/>
    </style:style>
    <style:style style:name="P5" style:family="paragraph" style:parent-style-name="Standard">
      <style:text-properties officeooo:rsid="0008277c" officeooo:paragraph-rsid="0008277c"/>
    </style:style>
    <style:style style:name="P6" style:family="paragraph" style:parent-style-name="Standard">
      <style:text-properties officeooo:rsid="0007db35" officeooo:paragraph-rsid="0007db35"/>
    </style:style>
    <style:style style:name="P7" style:family="paragraph" style:parent-style-name="Standard">
      <style:text-properties officeooo:rsid="00111809" officeooo:paragraph-rsid="00111809"/>
    </style:style>
    <style:style style:name="P8" style:family="paragraph" style:parent-style-name="Standard">
      <style:text-properties officeooo:rsid="00142c0f" officeooo:paragraph-rsid="00142c0f"/>
    </style:style>
    <style:style style:name="P9" style:family="paragraph" style:parent-style-name="Standard">
      <style:text-properties officeooo:rsid="0015ef9b" officeooo:paragraph-rsid="0015ef9b"/>
    </style:style>
    <style:style style:name="P10" style:family="paragraph" style:parent-style-name="Standard">
      <style:text-properties officeooo:rsid="001938d3" officeooo:paragraph-rsid="001938d3"/>
    </style:style>
    <style:style style:name="T1" style:family="text">
      <style:text-properties officeooo:rsid="000e8c89"/>
    </style:style>
    <style:style style:name="T2" style:family="text">
      <style:text-properties officeooo:rsid="00100bdb"/>
    </style:style>
    <style:style style:name="T3" style:family="text">
      <style:text-properties officeooo:rsid="00128d19"/>
    </style:style>
    <style:style style:name="T4" style:family="text">
      <style:text-properties officeooo:rsid="00178b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Preguntas</text:p>
      <text:p text:style-name="P1"/>
      <text:p text:style-name="P2">a. ¿Cómo se generan las soluciones de problemas utilizando la técnica de Programación Dinámica?</text:p>
      <text:p text:style-name="P3"/>
      <text:p text:style-name="P3"><text:span text:style-name="T2">Para casos de optimalidad s</text:span>e demuestra que el problema puede (o no) resolverse evaluando el conjunto de decisiones que llevan a la solución óptima, evaluando si el conjunto de soluciones óptimas cumple con el Principio de Optimalidad.</text:p>
      <text:p text:style-name="P3"/>
      <text:p text:style-name="P4"><text:span text:style-name="T2">En general s</text:span>e propone una recurrencia para obtener las soluciones intermedias y la final.</text:p>
      <text:p text:style-name="P4"/>
      <text:p text:style-name="P4">Estas soluciones son almacenadas en tablas, al final del algoritmo se deduce que la solución se debe encontrar en cierta posición de la tabla.</text:p>
      <text:p text:style-name="P4"/>
      <text:p text:style-name="P6">b. Mencione diferencias entre Programación Dinámica y Divide &amp; Conquer</text:p>
      <text:p text:style-name="P6"/>
      <text:p text:style-name="P9">Por lo general en Divide And Conquer las soluciones son implementadas por recurrencia.</text:p>
      <text:p text:style-name="P9">Por lo general en Programación Dinámica <text:s/>las soluciones son implementadas por recurrencia.</text:p>
      <text:p text:style-name="P9"/>
      <text:p text:style-name="P10">Divide And Conquer es util para problemas que pueden dividirse en subproblemas de la misma clase que el problema inicial.</text:p>
      <text:p text:style-name="P10">Programación Dinámica es útil para los problemas de optimalidad que cumplen con el principio de optimalidad.</text:p>
      <text:p text:style-name="P9"/>
      <text:p text:style-name="P7">Las propuestas por recurrencia de Divide And Conquer pueden tener un aumento en el <text:span text:style-name="T3">orden del tiempo de ejecución</text:span> debido a repetición de operaciones <text:span text:style-name="T3">a causa de las divisiones del problema en subproblemas</text:span>.</text:p>
      <text:p text:style-name="P8">En Programación Dinámica, por lo general un problema se resuelve usando <text:span text:style-name="T4">algoritmos</text:span> iterativos, y aprovechando la información de resultados o estados anteriores, almacenándolos en tablas. Programación Dinámica tiene la ventaja de evitar repetición de operaciones.</text:p>
      <text:p text:style-name="P8"/>
      <text:p text:style-name="P5">c. ¿Para qué es útil el principio de optimalidad?</text:p>
      <text:p text:style-name="P5"/>
      <text:p text:style-name="P5">Para determinar si un problema de optimización puede ser resuelto usando esta técnica <text:span text:style-name="T1">y luego proporner la recurrencia que determinará como almacenar los resultados intermedios, hasta el resultado final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1:23:52.309696387</meta:creation-date>
    <dc:date>2015-11-05T14:23:14.559778740</dc:date>
    <meta:editing-duration>PT24M52S</meta:editing-duration>
    <meta:editing-cycles>16</meta:editing-cycles>
    <meta:generator>LibreOffice/5.0.1.2.0$Linux_X86_64 LibreOffice_project/00m0$Build-2</meta:generator>
    <meta:document-statistic meta:table-count="0" meta:image-count="0" meta:object-count="0" meta:page-count="1" meta:paragraph-count="14" meta:word-count="268" meta:character-count="1763" meta:non-whitespace-character-count="1508"/>
  </office:meta>
</office:document-meta>
</file>